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1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Midterm 1 Score</text:p>
          </table:table-cell>
          <table:table-cell office:value-type="string" calcext:value-type="string">
            <text:p>Midterm 2 Score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FinalProject</text:p>
          </table:table-cell>
          <table:table-cell office:value-type="string" calcext:value-type="string">
            <text:p>RawGrade</text:p>
          </table:table-cell>
          <table:table-cell office:value-type="string" calcext:value-type="string">
            <text:p>With Curve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Gillian</text:p>
          </table:table-cell>
          <table:table-cell office:value-type="string" calcext:value-type="string">
            <text:p>Coffey</text:p>
          </table:table-cell>
          <table:table-cell office:value-type="string" calcext:value-type="string">
            <text:p>gcoffey@poets.whittier.edu</text:p>
          </table:table-cell>
          <table:table-cell table:formula="of:=18/25" office:value-type="float" office:value="0.72" calcext:value-type="float">
            <text:p>0.72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792875571281144" calcext:value-type="float">
            <text:p>0.792875571281144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2]+[.F2]*0.3+0.15*[.D2]+0.15*[.E2]+0.25*[.H2]" office:value-type="float" office:value="0.880862671384343" calcext:value-type="float">
            <text:p>0.880862671384343</text:p>
          </table:table-cell>
          <table:table-cell table:formula="of:=[.I2]+0.03" office:value-type="float" office:value="0.910862671384343" calcext:value-type="float">
            <text:p>0.910862671384343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 table:formula="of:=19/25" office:value-type="float" office:value="0.76" calcext:value-type="float">
            <text:p>0.76</text:p>
          </table:table-cell>
          <table:table-cell table:formula="of:=22/20" office:value-type="float" office:value="1.1" calcext:value-type="float">
            <text:p>1.1</text:p>
          </table:table-cell>
          <table:table-cell office:value-type="float" office:value="0.956766917293233" calcext:value-type="float">
            <text:p>0.956766917293233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3]+[.F3]*0.3+0.15*[.D3]+0.15*[.E3]+0.25*[.H3]" office:value-type="float" office:value="0.96603007518797" calcext:value-type="float">
            <text:p>0.96603007518797</text:p>
          </table:table-cell>
          <table:table-cell table:formula="of:=[.I3]+0.03" office:value-type="float" office:value="0.99603007518797" calcext:value-type="float">
            <text:p>0.9960300751879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oldenberg</text:p>
          </table:table-cell>
          <table:table-cell office:value-type="string" calcext:value-type="string">
            <text:p>mgoldenb@poets.whittier.edu</text:p>
          </table:table-cell>
          <table:table-cell table:formula="of:=17/25"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85574229691877" calcext:value-type="float">
            <text:p>0.385574229691877</text:p>
          </table:table-cell>
          <table:table-cell table:formula="of:=0.15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0.25*[.D4]+0.25*[.E4]+0.25*[.F4]+0.25" office:value-type="float" office:value="0.516393557422969" calcext:value-type="float">
            <text:p>0.516393557422969</text:p>
          </table:table-cell>
          <table:table-cell table:formula="of:=[.I4]+0.03" office:value-type="float" office:value="0.546393557422969" calcext:value-type="float">
            <text:p>0.54639355742296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olubev</text:p>
          </table:table-cell>
          <table:table-cell office:value-type="string" calcext:value-type="string">
            <text:p>mgolubev@poets.whittier.edu</text:p>
          </table:table-cell>
          <table:table-cell table:formula="of:=23/25" office:value-type="float" office:value="0.92" calcext:value-type="float">
            <text:p>0.92</text:p>
          </table:table-cell>
          <table:table-cell table:formula="of:=22/20" office:value-type="float" office:value="1.1" calcext:value-type="float">
            <text:p>1.1</text:p>
          </table:table-cell>
          <table:table-cell office:value-type="float" office:value="0.864012973610497" calcext:value-type="float">
            <text:p>0.864012973610497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5]+[.F5]*0.3+0.15*[.D5]+0.15*[.E5]+0.25*[.H5]" office:value-type="float" office:value="0.962203892083149" calcext:value-type="float">
            <text:p>0.962203892083149</text:p>
          </table:table-cell>
          <table:table-cell table:formula="of:=[.I5]+0.03" office:value-type="float" office:value="0.992203892083149" calcext:value-type="float">
            <text:p>0.99220389208314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oren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lgrey@poets.whittier.edu</text:p>
          </table:table-cell>
          <table:table-cell table:formula="of:=20.5/25" office:value-type="float" office:value="0.82" calcext:value-type="float">
            <text:p>0.82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0.790048651039363" calcext:value-type="float">
            <text:p>0.790048651039363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6]+[.F6]*0.3+0.15*[.D6]+0.15*[.E6]+0.25*[.H6]" office:value-type="float" office:value="0.887514595311809" calcext:value-type="float">
            <text:p>0.887514595311809</text:p>
          </table:table-cell>
          <table:table-cell table:formula="of:=[.I6]+0.03" office:value-type="float" office:value="0.917514595311809" calcext:value-type="float">
            <text:p>0.917514595311809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he@poets.whittier.edu</text:p>
          </table:table-cell>
          <table:table-cell table:formula="of:=21/25" office:value-type="float" office:value="0.84" calcext:value-type="float">
            <text:p>0.84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875266106442577" calcext:value-type="float">
            <text:p>0.875266106442577</text:p>
          </table:table-cell>
          <table:table-cell table:formula="of:=0.15" office:value-type="float" office:value="0.15" calcext:value-type="float">
            <text:p>0.15</text:p>
          </table:table-cell>
          <table:table-cell table:formula="of:=9/10" office:value-type="float" office:value="0.9" calcext:value-type="float">
            <text:p>0.9</text:p>
          </table:table-cell>
          <table:table-cell table:formula="of:=[.G7]+[.F7]*0.3+0.15*[.D7]+0.15*[.E7]+0.25*[.H7]" office:value-type="float" office:value="0.898579831932773" calcext:value-type="float">
            <text:p>0.898579831932773</text:p>
          </table:table-cell>
          <table:table-cell table:formula="of:=[.I7]+0.03" office:value-type="float" office:value="0.928579831932773" calcext:value-type="float">
            <text:p>0.92857983193277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hermosi@poets.whittier.edu</text:p>
          </table:table-cell>
          <table:table-cell table:formula="of:=21/25" office:value-type="float" office:value="0.84" calcext:value-type="float">
            <text:p>0.84</text:p>
          </table:table-cell>
          <table:table-cell table:formula="of:=22/20" office:value-type="float" office:value="1.1" calcext:value-type="float">
            <text:p>1.1</text:p>
          </table:table-cell>
          <table:table-cell office:value-type="float" office:value="0.594702196668141" calcext:value-type="float">
            <text:p>0.594702196668141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8]+[.F8]*0.3+0.15*[.D8]+0.15*[.E8]+0.25*[.H8]" office:value-type="float" office:value="0.869410659000442" calcext:value-type="float">
            <text:p>0.869410659000442</text:p>
          </table:table-cell>
          <table:table-cell table:formula="of:=[.I8]+0.03" office:value-type="float" office:value="0.899410659000442" calcext:value-type="float">
            <text:p>0.899410659000442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Joscelyn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jherna19@poets.whittier.edu</text:p>
          </table:table-cell>
          <table:table-cell table:number-columns-repeated="8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Kamarina</text:p>
          </table:table-cell>
          <table:table-cell office:value-type="string" calcext:value-type="string">
            <text:p>Hewett</text:p>
          </table:table-cell>
          <table:table-cell office:value-type="string" calcext:value-type="string">
            <text:p>khewett@poets.whittier.edu</text:p>
          </table:table-cell>
          <table:table-cell table:formula="of:=25/25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0.712704555506413" calcext:value-type="float">
            <text:p>0.712704555506413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0]+[.F10]*0.3+0.15*[.D10]+0.15*[.E10]+0.25*[.H10]" office:value-type="float" office:value="0.906311366651924" calcext:value-type="float">
            <text:p>0.906311366651924</text:p>
          </table:table-cell>
          <table:table-cell table:formula="of:=[.I10]+0.03" office:value-type="float" office:value="0.936311366651924" calcext:value-type="float">
            <text:p>0.93631136665192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usana</text:p>
          </table:table-cell>
          <table:table-cell office:value-type="string" calcext:value-type="string">
            <text:p>Jaramillo</text:p>
          </table:table-cell>
          <table:table-cell office:value-type="string" calcext:value-type="string">
            <text:p>sjaramil@poets.whittier.edu</text:p>
          </table:table-cell>
          <table:table-cell table:formula="of:=20/25" office:value-type="float" office:value="0.8" calcext:value-type="float">
            <text:p>0.8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0.658167477517323" calcext:value-type="float">
            <text:p>0.658167477517323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1]+[.F11]*0.3+0.15*[.D11]+0.15*[.E11]+0.25*[.H11]" office:value-type="float" office:value="0.822450243255197" calcext:value-type="float">
            <text:p>0.822450243255197</text:p>
          </table:table-cell>
          <table:table-cell table:formula="of:=[.I11]+0.03" office:value-type="float" office:value="0.852450243255197" calcext:value-type="float">
            <text:p>0.85245024325519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alar</text:p>
          </table:table-cell>
          <table:table-cell office:value-type="string" calcext:value-type="string">
            <text:p>Kenderian</text:p>
          </table:table-cell>
          <table:table-cell office:value-type="string" calcext:value-type="string">
            <text:p>tkenderi@poets.whittier.edu</text:p>
          </table:table-cell>
          <table:table-cell table:formula="of:=21/25" office:value-type="float" office:value="0.84" calcext:value-type="float">
            <text:p>0.84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271988795518207" calcext:value-type="float">
            <text:p>0.271988795518207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2]+[.F12]*0.3+0.15*[.D12]+0.15*[.E12]+0.25*[.H12]" office:value-type="float" office:value="0.742596638655462" calcext:value-type="float">
            <text:p>0.742596638655462</text:p>
          </table:table-cell>
          <table:table-cell table:formula="of:=[.I12]+0.03" office:value-type="float" office:value="0.772596638655462" calcext:value-type="float">
            <text:p>0.772596638655462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Aman</text:p>
          </table:table-cell>
          <table:table-cell office:value-type="string" calcext:value-type="string">
            <text:p>Kumpawat</text:p>
          </table:table-cell>
          <table:table-cell office:value-type="string" calcext:value-type="string">
            <text:p>akumpawa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.942481203007519" calcext:value-type="float">
            <text:p>0.942481203007519</text:p>
          </table:table-cell>
          <table:table-cell table:formula="of:=0.15" office:value-type="float" office:value="0.15" calcext:value-type="float">
            <text:p>0.15</text:p>
          </table:table-cell>
          <table:table-cell table:formula="of:=9/10" office:value-type="float" office:value="0.9" calcext:value-type="float">
            <text:p>0.9</text:p>
          </table:table-cell>
          <table:table-cell table:formula="of:=[.G13]+[.F13]*0.3+0.15*[.D13]+0.15*[.E13]+0.25*[.H13]" office:value-type="float" office:value="0.939744360902256" calcext:value-type="float">
            <text:p>0.939744360902256</text:p>
          </table:table-cell>
          <table:table-cell table:formula="of:=[.I13]+0.03" office:value-type="float" office:value="0.969744360902256" calcext:value-type="float">
            <text:p>0.96974436090225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dleach@poets.whittier.edu</text:p>
          </table:table-cell>
          <table:table-cell table:formula="of:=20/25" office:value-type="float" office:value="0.8" calcext:value-type="float">
            <text:p>0.8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174611528822055" calcext:value-type="float">
            <text:p>0.174611528822055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4]+[.F14]*0.3+0.15*[.D14]+0.15*[.E14]+0.25*[.H14]" office:value-type="float" office:value="0.707383458646617" calcext:value-type="float">
            <text:p>0.707383458646617</text:p>
          </table:table-cell>
          <table:table-cell table:formula="of:=[.I14]+0.03" office:value-type="float" office:value="0.737383458646617" calcext:value-type="float">
            <text:p>0.73738345864661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rnau</text:p>
          </table:table-cell>
          <table:table-cell office:value-type="string" calcext:value-type="string">
            <text:p>Llorens Clavell</text:p>
          </table:table-cell>
          <table:table-cell office:value-type="string" calcext:value-type="string">
            <text:p>allorens@poets.whittier.edu</text:p>
          </table:table-cell>
          <table:table-cell table:formula="of:=23.5/25" office:value-type="float" office:value="0.94" calcext:value-type="float">
            <text:p>0.94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0.838692319032876" calcext:value-type="float">
            <text:p>0.838692319032876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5]+[.F15]*0.3+0.15*[.D15]+0.15*[.E15]+0.25*[.H15]" office:value-type="float" office:value="0.935107695709863" calcext:value-type="float">
            <text:p>0.935107695709863</text:p>
          </table:table-cell>
          <table:table-cell table:formula="of:=[.I15]+0.03" office:value-type="float" office:value="0.965107695709863" calcext:value-type="float">
            <text:p>0.9651076957098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blozano@poets.whittier.edu</text:p>
          </table:table-cell>
          <table:table-cell table:formula="of:=22.5/25" office:value-type="float" office:value="0.9" calcext:value-type="float">
            <text:p>0.9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872917588087867" calcext:value-type="float">
            <text:p>0.872917588087867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6]+[.F16]*0.3+0.15*[.D16]+0.15*[.E16]+0.25*[.H16]" office:value-type="float" office:value="0.93187527642636" calcext:value-type="float">
            <text:p>0.93187527642636</text:p>
          </table:table-cell>
          <table:table-cell table:formula="of:=[.I16]+0.03" office:value-type="float" office:value="0.96187527642636" calcext:value-type="float">
            <text:p>0.9618752764263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ilugo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15/20" office:value-type="float" office:value="0.75" calcext:value-type="float">
            <text:p>0.75</text:p>
          </table:table-cell>
          <table:table-cell office:value-type="float" office:value="0.0504201680672269" calcext:value-type="float">
            <text:p>0.0504201680672269</text:p>
          </table:table-cell>
          <table:table-cell table:formula="of:=0.15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0.25*[.D17]+0.25*[.E17]+0.25*[.F17]+0.25" office:value-type="float" office:value="0.670105042016807" calcext:value-type="float">
            <text:p>0.670105042016807</text:p>
          </table:table-cell>
          <table:table-cell table:formula="of:=[.I17]+0.03" office:value-type="float" office:value="0.700105042016807" calcext:value-type="float">
            <text:p>0.700105042016807</text:p>
          </table:table-cell>
          <table:table-cell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Osw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martine@poets.whittier.edu</text:p>
          </table:table-cell>
          <table:table-cell table:formula="of:=18.5/25" office:value-type="float" office:value="0.74" calcext:value-type="float">
            <text:p>0.74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854416187527642" calcext:value-type="float">
            <text:p>0.854416187527642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8]+[.F18]*0.3+0.15*[.D18]+0.15*[.E18]+0.25*[.H18]" office:value-type="float" office:value="0.902324856258293" calcext:value-type="float">
            <text:p>0.902324856258293</text:p>
          </table:table-cell>
          <table:table-cell table:formula="of:=[.I18]+0.03" office:value-type="float" office:value="0.932324856258293" calcext:value-type="float">
            <text:p>0.93232485625829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ppatel1@poets.whittier.edu</text:p>
          </table:table-cell>
          <table:table-cell table:formula="of:=25/25" office:value-type="float" office:value="1" calcext:value-type="float">
            <text:p>1</text:p>
          </table:table-cell>
          <table:table-cell table:formula="of:=22/20" office:value-type="float" office:value="1.1" calcext:value-type="float">
            <text:p>1.1</text:p>
          </table:table-cell>
          <table:table-cell office:value-type="float" office:value="0.730070765148165" calcext:value-type="float">
            <text:p>0.730070765148165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9]+[.F19]*0.3+0.15*[.D19]+0.15*[.E19]+0.25*[.H19]" office:value-type="float" office:value="0.93402122954445" calcext:value-type="float">
            <text:p>0.93402122954445</text:p>
          </table:table-cell>
          <table:table-cell table:formula="of:=[.I19]+0.03" office:value-type="float" office:value="0.96402122954445" calcext:value-type="float">
            <text:p>0.964021229544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jsaw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0.730812324929972" calcext:value-type="float">
            <text:p>0.730812324929972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20]+[.F20]*0.3+0.15*[.D20]+0.15*[.E20]+0.25*[.H20]" office:value-type="float" office:value="0.893743697478991" calcext:value-type="float">
            <text:p>0.893743697478991</text:p>
          </table:table-cell>
          <table:table-cell table:formula="of:=[.I20]+0.03" office:value-type="float" office:value="0.923743697478992" calcext:value-type="float">
            <text:p>0.923743697478992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Shrijan</text:p>
          </table:table-cell>
          <table:table-cell office:value-type="string" calcext:value-type="string">
            <text:p>Shrestha</text:p>
          </table:table-cell>
          <table:table-cell office:value-type="string" calcext:value-type="string">
            <text:p>sshresth@poets.whittier.edu</text:p>
          </table:table-cell>
          <table:table-cell table:formula="of:=24/25" office:value-type="float" office:value="0.96" calcext:value-type="float">
            <text:p>0.96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0.839296771340115" calcext:value-type="float">
            <text:p>0.839296771340115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21]+[.F21]*0.3+0.15*[.D21]+0.15*[.E21]+0.25*[.H21]" office:value-type="float" office:value="0.938289031402034" calcext:value-type="float">
            <text:p>0.938289031402034</text:p>
          </table:table-cell>
          <table:table-cell table:formula="of:=[.I21]+0.03" office:value-type="float" office:value="0.968289031402034" calcext:value-type="float">
            <text:p>0.96828903140203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Stapleton</text:p>
          </table:table-cell>
          <table:table-cell office:value-type="string" calcext:value-type="string">
            <text:p>wstaplet@poets.whittier.edu</text:p>
          </table:table-cell>
          <table:table-cell table:formula="of:=19/25" office:value-type="float" office:value="0.76" calcext:value-type="float">
            <text:p>0.76</text:p>
          </table:table-cell>
          <table:table-cell table:formula="of:=10/20" office:value-type="float" office:value="0.5" calcext:value-type="float">
            <text:p>0.5</text:p>
          </table:table-cell>
          <table:table-cell office:value-type="float" office:value="0.402240896358543" calcext:value-type="float">
            <text:p>0.402240896358543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22]+[.F22]*0.3+0.15*[.D22]+0.15*[.E22]+0.25*[.H22]" office:value-type="float" office:value="0.709672268907563" calcext:value-type="float">
            <text:p>0.709672268907563</text:p>
          </table:table-cell>
          <table:table-cell table:formula="of:=[.I22]+0.03" office:value-type="float" office:value="0.739672268907563" calcext:value-type="float">
            <text:p>0.7396722689075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Waseem</text:p>
          </table:table-cell>
          <table:table-cell office:value-type="string" calcext:value-type="string">
            <text:p>awaseem@poets.whittier.edu</text:p>
          </table:table-cell>
          <table:table-cell table:formula="of:=21.5/25" office:value-type="float" office:value="0.86" calcext:value-type="float">
            <text:p>0.86</text:p>
          </table:table-cell>
          <table:table-cell table:formula="of:=22/20" office:value-type="float" office:value="1.1" calcext:value-type="float">
            <text:p>1.1</text:p>
          </table:table-cell>
          <table:table-cell office:value-type="float" office:value="0.847201090962701" calcext:value-type="float">
            <text:p>0.847201090962701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23]+[.F23]*0.3+0.15*[.D23]+0.15*[.E23]+0.25*[.H23]" office:value-type="float" office:value="0.94816032728881" calcext:value-type="float">
            <text:p>0.94816032728881</text:p>
          </table:table-cell>
          <table:table-cell table:formula="of:=[.I23]+0.03" office:value-type="float" office:value="0.97816032728881" calcext:value-type="float">
            <text:p>0.97816032728881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/</number:text>
      <number:month number:style="long"/>
      <number:text>/</number:text>
      <number:day number:style="long"/>
    </number:date-style>
    <number:date-style style:name="N16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4P0" style:volatile="true">
      <number:number number:decimal-places="2" number:min-decimal-places="1" number:min-integer-digits="1" number:decimal-replacement=""/>
    </number:number-style>
    <number:number-style style:name="N164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64">
      <number:number number:decimal-places="0" number:min-decimal-places="0" number:min-integer-digits="1"/>
      <style:map style:condition="value()&gt;0" style:apply-style-name="N164P0"/>
      <style:map style:condition="value()&lt;0" style:apply-style-name="N164P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Jordan Hanson</meta:initial-creator>
    <meta:creation-date>2022-10-21T15:12:12</meta:creation-date>
    <dc:date>2022-12-09T16:47:25.406772322</dc:date>
    <meta:editing-duration>PT7H25M11S</meta:editing-duration>
    <meta:editing-cycles>33</meta:editing-cycles>
    <meta:document-statistic meta:table-count="1" meta:cell-count="253" meta:object-count="0"/>
  </office:meta>
</office:document-meta>
</file>